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c425" officeooo:paragraph-rsid="0004c425"/>
    </style:style>
    <style:style style:name="P2" style:family="paragraph" style:parent-style-name="Preformatted_20_Text">
      <style:paragraph-properties fo:text-align="center" style:justify-single-word="false"/>
      <style:text-properties officeooo:rsid="0004c425" officeooo:paragraph-rsid="0004c425"/>
    </style:style>
    <style:style style:name="P3" style:family="paragraph" style:parent-style-name="Preformatted_20_Text">
      <style:text-properties officeooo:rsid="0005e5f9" officeooo:paragraph-rsid="0005e5f9"/>
    </style:style>
    <style:style style:name="P4" style:family="paragraph" style:parent-style-name="Preformatted_20_Text">
      <style:paragraph-properties fo:text-align="end" style:justify-single-word="false"/>
      <style:text-properties officeooo:rsid="00079cd9" officeooo:paragraph-rsid="00079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 San Carlos de Guatemala</text:p>
      <text:p text:style-name="P1"/>
      <text:p text:style-name="P1">Facultad de Ingeniería</text:p>
      <text:p text:style-name="P1"/>
      <text:p text:style-name="P1">Escuela de Ciencias y Sistemas</text:p>
      <text:p text:style-name="P1"/>
      <text:p text:style-name="P3">Introducción a la programación y computación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e Gi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Kairi Itzmar Alexander Franco Medina</text:p>
      <text:p text:style-name="P4"/>
      <text:p text:style-name="P4">201222591</text:p>
      <text:p text:style-name="P4"/>
      <text:p text:style-name="P4">07-jun-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23:11:04.487910829</dc:date>
    <meta:editing-duration>PT11M59S</meta:editing-duration>
    <meta:editing-cycles>4</meta:editing-cycles>
    <meta:generator>LibreOffice/4.3.7.2$Linux_x86 LibreOffice_project/430m0$Build-2</meta:generator>
    <meta:document-statistic meta:table-count="0" meta:image-count="0" meta:object-count="0" meta:page-count="1" meta:paragraph-count="8" meta:word-count="31" meta:character-count="205" meta:non-whitespace-character-count="182"/>
  </office:meta>
</office:document-meta>
</file>